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.00.0000</text:date>, <text:time style:data-style-name="N2" text:time-value="12:46:51.6211361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18T12:47:55.281696437</dc:date>
    <dc:creator>Alarith Uhde</dc:creator>
    <meta:editing-duration>P5DT1H54M22S</meta:editing-duration>
    <meta:editing-cycles>399</meta:editing-cycles>
    <meta:generator>LibreOffice/6.1.5.2$Linux_X86_64 LibreOffice_project/10$Build-2</meta:generator>
    <meta:document-statistic meta:table-count="1" meta:cell-count="1621" meta:object-count="0"/>
  </office:meta>
</office:document-meta>
</file>